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7.5cm"/>
      <style:paragraph-properties style:writing-mode="lr-tb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13.25cm" fo:min-width="15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0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21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7.1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78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3.25cm" fo:min-width="9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21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8.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97cm" fo:min-width="0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75cm" fo:min-width="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09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3.25cm" fo:min-width="7.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2pt" style:font-size-asian="42pt" style:font-size-complex="4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solid" draw:fill-color="#b3cac7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1cm" fo:margin-bottom="0.1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나눔고딕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22pt"/>
    </style:style>
    <style:style style:name="P18" style:family="paragraph">
      <loext:graphic-properties draw:fill="none" draw:fill-color="#ffffff"/>
      <style:paragraph-properties style:writing-mode="lr-tb"/>
      <style:text-properties fo:font-size="16pt"/>
    </style:style>
    <style:style style:name="P19" style:family="paragraph">
      <style:paragraph-properties fo:margin-left="0cm" fo:margin-right="0.2cm" fo:text-indent="0cm"/>
    </style:style>
    <style:style style:name="P20" style:family="paragraph">
      <style:paragraph-properties fo:margin-left="0cm" fo:margin-right="0.2cm" fo:text-indent="0cm" style:writing-mode="lr-tb"/>
      <style:text-properties fo:font-size="54pt" style:font-size-asian="54pt" style:font-size-complex="54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나눔고딕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나눔고딕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나눔고딕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/>
    </style:style>
    <style:style style:name="T8" style:family="text">
      <style:text-properties fo:font-size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나눔고딕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1cm" svg:height="2.629cm" svg:x="0.9cm" svg:y="4.528cm" presentation:class="title" presentation:user-transformed="true">
          <draw:text-box>
            <text:p><text:span text:style-name="T1">Chapter 8. Deploying to EC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5.5cm" svg:height="3cm" svg:x="1cm" svg:y="1.5cm">
          <text:p text:style-name="P3">deploy.sh을 이용한 [ 깃 소스 내려받기 ] =&gt; [ Gradle테스트&amp;빌드 ] =&gt; [ 스프링 기동 ]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5.5cm" svg:height="3cm" svg:x="1cm" svg:y="6.1cm">
          <text:p text:style-name="P3">H2 Database -&gt; Maria DB(RDS) 전환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5.5cm" svg:height="3cm" svg:x="1cm" svg:y="10.9cm">
          <text:p text:style-name="P3">구글로그인, 네이버 로그인 URL 변경 (localhost -&gt; EC2도메인주소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5.5cm" svg:height="3cm" svg:x="1cm" svg:y="4.8cm">
          <text:p text:style-name="P3">deploy.sh을 이용한 [ 깃 소스 내려받기 ] =&gt; [ Gradle테스트&amp;빌드 ] =&gt; [ 스프링 기동 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8cm" svg:height="1.5cm" svg:x="0cm" svg:y="0.1cm">
          <text:p text:style-name="P3">deploy.sh을 이용한 [ 깃 소스 내려받기 ] =&gt; [ Gradle테스트&amp;빌드 ] =&gt; [ 스프링 기동 ]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cm" svg:height="13.5cm" svg:x="0.5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8cm" svg:height="1.038cm" svg:x="1.192cm" svg:y="2.462cm">
          <draw:text-box>
            <text:p><text:span text:style-name="T2">linux(EC2)</text:span></text:p>
          </draw:text-box>
        </draw:frame>
        <draw:frame draw:style-name="gr6" draw:text-style-name="P10" draw:layer="layout" svg:width="16cm" svg:height="11.468cm" svg:x="2cm" svg:y="3.6cm">
          <draw:text-box>
            <text:p text:style-name="P8"><text:span text:style-name="T3">/</text:span></text:p>
            <text:p text:style-name="P8"><text:span text:style-name="T3"><text:s/>└ </text:span><text:span text:style-name="T3">home</text:span></text:p>
            <text:p text:style-name="P8"><text:span text:style-name="T3"><text:s text:c="4"/>└ </text:span><text:span text:style-name="T3">ec2-user</text:span></text:p>
            <text:p text:style-name="P8"><text:span text:style-name="T3"><text:s text:c="8"/>└ </text:span><text:span text:style-name="T3">app</text:span></text:p>
            <text:p text:style-name="P8"><text:span text:style-name="T3"><text:s text:c="12"/>└ </text:span><text:span text:style-name="T3">step1(</text:span><text:span text:style-name="T3">루트폴더</text:span><text:span text:style-name="T3">)</text:span></text:p>
            <text:p text:style-name="P8"><text:span text:style-name="T3"><text:s text:c="16"/>└ </text:span><text:span text:style-name="T3">deploy.sh</text:span></text:p>
            <text:p text:style-name="P8"><text:span text:style-name="T3"><text:s text:c="16"/>└ </text:span><text:span text:style-name="T3">project.jar</text:span></text:p>
            <text:p text:style-name="P9"><text:span text:style-name="T3"><text:s text:c="16"/>└ </text:span><text:span text:style-name="T3">nohup.out(</text:span><text:span text:style-name="T3">프로젝트 서버 로그파일</text:span><text:span text:style-name="T3">)</text:span></text:p>
            <text:p text:style-name="P8"><text:span text:style-name="T3"><text:s text:c="16"/>└ </text:span><text:span text:style-name="T3">project(</text:span><text:span text:style-name="T3">프로젝트 소스 파일</text:span><text:span text:style-name="T3">)</text:span></text:p>
            <text:p text:style-name="P8"><text:span text:style-name="T3"><text:tab/></text:span><text:span text:style-name="T3"> <text:s text:c="12"/>└ </text:span><text:span text:style-name="T3">.git</text:span></text:p>
            <text:p text:style-name="P8"><text:span text:style-name="T3"><text:tab/></text:span><text:span text:style-name="T3"> <text:s text:c="12"/>└ </text:span><text:span text:style-name="T3">src</text:span></text:p>
            <text:p text:style-name="P8"><text:span text:style-name="T3"><text:tab/></text:span><text:span text:style-name="T3"> <text:s text:c="12"/>└ </text:span><text:span text:style-name="T3">gradle</text:span></text:p>
            <text:p text:style-name="P8"><text:span text:style-name="T3"><text:tab/></text:span><text:span text:style-name="T3"> <text:s text:c="12"/>└ </text:span><text:span text:style-name="T3">....</text:span></text:p>
          </draw:text-box>
        </draw:frame>
        <draw:frame draw:style-name="gr7" draw:text-style-name="P11" draw:layer="layout" svg:width="7.635cm" svg:height="8.072cm" svg:x="17.957cm" svg:y="3.332cm">
          <draw:text-box>
            <text:p>1.git pull</text:p>
            <text:p/>
            <text:p>2../gradlew build</text:p>
            <text:p/>
            <text:p>3.project/build/libs/*.jar -&gt;</text:p>
            <text:p><text:s text:c="3"/>step1/*.jar</text:p>
            <text:p/>
            <text:p>4.kill spring server</text:p>
            <text:p/>
            <text:p>5.start new version </text:p>
            <text:p><text:s text:c="3"/>spring server</text:p>
          </draw:text-box>
        </draw:frame>
        <draw:frame draw:style-name="gr8" draw:text-style-name="P7" draw:layer="layout" svg:width="3.478cm" svg:height="1.038cm" svg:x="20.492cm" svg:y="2cm">
          <draw:text-box>
            <text:p><text:span text:style-name="T2">deploy.sh</text:span></text:p>
          </draw:text-box>
        </draw:frame>
        <draw:custom-shape draw:style-name="gr9" draw:text-style-name="P12" draw:layer="layout" svg:width="9.5cm" svg:height="13.5cm" svg:x="17.5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8cm" svg:height="1.5cm" svg:x="0cm" svg:y="0.1cm">
          <text:p text:style-name="P3">deploy.sh을 이용한 [ 깃 소스 내려받기 ] =&gt; [ Gradle테스트&amp;빌드 ] =&gt; [ 스프링 기동 ]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cm" svg:height="13.5cm" svg:x="0.5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8cm" svg:height="1.038cm" svg:x="1.192cm" svg:y="2.462cm">
          <draw:text-box>
            <text:p><text:span text:style-name="T2">linux(EC2)</text:span></text:p>
          </draw:text-box>
        </draw:frame>
        <draw:frame draw:style-name="gr10" draw:text-style-name="P10" draw:layer="layout" svg:width="16cm" svg:height="11.468cm" svg:x="2cm" svg:y="3.6cm">
          <draw:text-box>
            <text:p text:style-name="P8"><text:span text:style-name="T3">/</text:span></text:p>
            <text:p text:style-name="P8"><text:span text:style-name="T3"><text:s/>└ </text:span><text:span text:style-name="T3">home</text:span></text:p>
            <text:p text:style-name="P8"><text:span text:style-name="T3"><text:s text:c="4"/>└ </text:span><text:span text:style-name="T3">ec2-user</text:span></text:p>
            <text:p text:style-name="P8"><text:span text:style-name="T3"><text:s text:c="8"/>└ </text:span><text:span text:style-name="T3">app</text:span></text:p>
            <text:p text:style-name="P8"><text:span text:style-name="T3"><text:s text:c="12"/>└ </text:span><text:span text:style-name="T3">step1(</text:span><text:span text:style-name="T3">루트폴더</text:span><text:span text:style-name="T3">)</text:span></text:p>
            <text:p text:style-name="P8"><text:span text:style-name="T3"><text:s text:c="16"/>└ </text:span><text:span text:style-name="T3">deploy.sh</text:span></text:p>
            <text:p text:style-name="P8"><text:span text:style-name="T3"><text:s text:c="16"/>└ </text:span><text:span text:style-name="T3">project.jar</text:span></text:p>
            <text:p text:style-name="P9"><text:span text:style-name="T3"><text:s text:c="16"/>└ </text:span><text:span text:style-name="T3">nohup.out(</text:span><text:span text:style-name="T3">프로젝트 서버 로그파일</text:span><text:span text:style-name="T3">)</text:span></text:p>
            <text:p text:style-name="P8"><text:span text:style-name="T3"><text:s text:c="16"/>└ </text:span><text:span text:style-name="T3">project(</text:span><text:span text:style-name="T3">프로젝트 소스 파일</text:span><text:span text:style-name="T3">)</text:span></text:p>
            <text:p text:style-name="P8"><text:span text:style-name="T3"><text:tab/></text:span><text:span text:style-name="T3"> <text:s text:c="12"/>└ </text:span><text:span text:style-name="T3">.git</text:span></text:p>
            <text:p text:style-name="P8"><text:span text:style-name="T3"><text:tab/></text:span><text:span text:style-name="T3"> <text:s text:c="12"/>└ </text:span><text:span text:style-name="T3">src</text:span></text:p>
            <text:p text:style-name="P8"><text:span text:style-name="T3"><text:tab/></text:span><text:span text:style-name="T3"> <text:s text:c="12"/>└ </text:span><text:span text:style-name="T3">gradle</text:span></text:p>
            <text:p text:style-name="P8"><text:span text:style-name="T3"><text:tab/></text:span><text:span text:style-name="T3"> <text:s text:c="12"/>└ </text:span><text:span text:style-name="T3">....</text:span></text:p>
          </draw:text-box>
        </draw:frame>
        <draw:frame draw:style-name="gr11" draw:text-style-name="P11" draw:layer="layout" svg:width="8.91cm" svg:height="2.447cm" svg:x="17.957cm" svg:y="3.332cm">
          <draw:text-box>
            <text:p>application-oauth.properties는</text:p>
            <text:p>git에 올라가있지 않음.</text:p>
            <text:p>직접 EC2에 만들어 줘야함.</text:p>
          </draw:text-box>
        </draw:frame>
        <draw:frame draw:style-name="gr12" draw:text-style-name="P7" draw:layer="layout" svg:width="2.89cm" svg:height="0.983cm" svg:x="20.492cm" svg:y="2cm">
          <draw:text-box>
            <text:p><text:span text:style-name="T2">주의사항</text:span></text:p>
          </draw:text-box>
        </draw:frame>
        <draw:custom-shape draw:style-name="gr9" draw:text-style-name="P12" draw:layer="layout" svg:width="9.5cm" svg:height="13.5cm" svg:x="17.5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14" draw:layer="layout" svg:width="25.5cm" svg:height="3cm" svg:x="1cm" svg:y="4.8cm">
          <text:p text:style-name="P13"><text:span text:style-name="T4">H2 Database -&gt; Maria DB(RDS) </text:span><text:span text:style-name="T4">전환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8cm" svg:height="1.5cm" svg:x="0cm" svg:y="0.1cm">
          <text:p text:style-name="P15">H2 Database -&gt; Maria DB(RDS) 전환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26.41cm" svg:height="10.947cm" svg:x="0.59cm" svg:y="3.053cm">
          <draw:text-box>
            <text:p text:style-name="P8"><text:span text:style-name="T5">MariaDB </text:span><text:span text:style-name="T5">테이블 생성</text:span></text:p>
            <text:p text:style-name="P8"><text:span text:style-name="T6"><text:s text:c="2"/></text:span><text:span text:style-name="T6">=&gt;Spring dependency</text:span><text:span text:style-name="T6">로 </text:span><text:span text:style-name="T6">H2</text:span><text:span text:style-name="T6">를 내려받아 사용할때는 테이블 자동생성 되었으나 <text:s text:c="16"/></text:span><text:span text:style-name="T6">MariaDB</text:span><text:span text:style-name="T6">에서는 테이블을 생성해줘야함</text:span><text:span text:style-name="T6">.</text:span></text:p>
            <text:p text:style-name="P8"><text:span text:style-name="T5"/></text:p>
            <text:p text:style-name="P8"><text:span text:style-name="T5">MariaDB JDBC(Java DataBase Connectivity) </text:span><text:span text:style-name="T5">드라이버 설치</text:span></text:p>
            <text:p text:style-name="P8"><text:span text:style-name="T6"><text:s text:c="2"/></text:span><text:span text:style-name="T6">=&gt;compile(“org.mariadb.jdbc:mariadb-java-client”)</text:span></text:p>
            <text:p text:style-name="P8"><text:span text:style-name="T5"/></text:p>
            <text:p text:style-name="P8"><text:span text:style-name="T5">EC2</text:span><text:span text:style-name="T5">에 </text:span><text:span text:style-name="T5">DB</text:span><text:span text:style-name="T5">접속정보 파일 생성</text:span></text:p>
            <text:p text:style-name="P8"><text:span text:style-name="T6"><text:s text:c="2"/></text:span><text:span text:style-name="T6">=&gt;application-real-db.proper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4" draw:text-style-name="P13" draw:layer="layout" svg:width="25.5cm" svg:height="3cm" svg:x="1cm" svg:y="4.8cm">
          <text:p text:style-name="P13"><text:span text:style-name="T4">구글로그인</text:span><text:span text:style-name="T4">, </text:span><text:span text:style-name="T4">네이버 로그인 </text:span><text:span text:style-name="T4">URL </text:span><text:span text:style-name="T4">변경 </text:span><text:span text:style-name="T4">(localhost -&gt; EC2</text:span><text:span text:style-name="T4">도메인주소</text:span><text:span text:style-name="T4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" draw:text-style-name="P14" draw:layer="layout" svg:width="28cm" svg:height="1.5cm" svg:x="0cm" svg:y="0.1cm">
          <text:p text:style-name="P13"><text:span text:style-name="T4">구글로그인</text:span><text:span text:style-name="T4">, </text:span><text:span text:style-name="T4">네이버 로그인 </text:span><text:span text:style-name="T4">URL </text:span><text:span text:style-name="T4">변경 </text:span><text:span text:style-name="T4">(localhost -&gt; EC2</text:span><text:span text:style-name="T4">도메인주소</text:span><text:span text:style-name="T4">)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009cm" svg:height="1.119cm" svg:x="3.8cm" svg:y="2cm">
          <draw:text-box>
            <text:p><text:span text:style-name="T7">EC2</text:span></text:p>
          </draw:text-box>
        </draw:frame>
        <draw:custom-shape draw:style-name="gr16" draw:text-style-name="P12" draw:layer="layout" svg:width="8.1cm" svg:height="13.5cm" svg:x="0.8cm" svg:y="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1cm" svg:height="13.5cm" svg:x="10cm" svg:y="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1cm" svg:height="13.5cm" svg:x="19.1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3.004cm" svg:height="1.119cm" svg:x="12.601cm" svg:y="2.001cm">
          <draw:text-box>
            <text:p><text:span text:style-name="T7">Google</text:span></text:p>
          </draw:text-box>
        </draw:frame>
        <draw:frame draw:style-name="gr18" draw:text-style-name="P17" draw:layer="layout" svg:width="2.572cm" svg:height="1.119cm" svg:x="22.002cm" svg:y="2.002cm">
          <draw:text-box>
            <text:p><text:span text:style-name="T7">Naver</text:span></text:p>
          </draw:text-box>
        </draw:frame>
        <draw:frame draw:style-name="gr19" draw:text-style-name="P18" draw:layer="layout" svg:width="7.5cm" svg:height="1.715cm" svg:x="1cm" svg:y="4cm">
          <draw:text-box>
            <text:p><text:span text:style-name="T8">보안그룹 인바운드 설정</text:span></text:p>
            <text:p><text:span text:style-name="T8">8080 </text:span><text:span text:style-name="T8">포트 열어주기</text:span></text:p>
          </draw:text-box>
        </draw:frame>
        <draw:frame draw:style-name="gr20" draw:text-style-name="P18" draw:layer="layout" svg:width="7.5cm" svg:height="10.999cm" svg:x="10.3cm" svg:y="4.001cm">
          <draw:text-box>
            <text:p text:style-name="P8"><text:span text:style-name="T9">OAuth </text:span><text:span text:style-name="T9">동의 화면 </text:span><text:span text:style-name="T9">-&gt; </text:span><text:span text:style-name="T9">승인된 <text:s/>도메인에 </text:span><text:span text:style-name="T9">EC2</text:span><text:span text:style-name="T9">도메인 추가</text:span></text:p>
            <text:p text:style-name="P8"><text:span text:style-name="T9">ex)myec2.amazonaws.com</text:span></text:p>
            <text:p text:style-name="P8"><text:span text:style-name="T9"/></text:p>
            <text:p text:style-name="P8"><text:span text:style-name="T9"/></text:p>
            <text:p text:style-name="P8"><text:span text:style-name="T9">승인된 리디렉션 </text:span><text:span text:style-name="T9">URI </text:span><text:span text:style-name="T9">추가</text:span></text:p>
            <text:p text:style-name="P8"><text:span text:style-name="T9">ex)myec2.amazonaws.com:8080/login/oauth2/code/google</text:span></text:p>
            <text:p text:style-name="P8"><text:span text:style-name="T9"/></text:p>
          </draw:text-box>
        </draw:frame>
        <draw:frame draw:style-name="gr20" draw:text-style-name="P18" draw:layer="layout" svg:width="7.5cm" svg:height="10.999cm" svg:x="19.4cm" svg:y="4.002cm">
          <draw:text-box>
            <text:p text:style-name="P8"><text:span text:style-name="T9">서비스 </text:span><text:span text:style-name="T9">URL </text:span><text:span text:style-name="T9">추가</text:span></text:p>
            <text:p text:style-name="P8"><text:span text:style-name="T9">ex)myec2.amazonaws.com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Callback URL </text:span><text:span text:style-name="T9">추가</text:span></text:p>
            <text:p text:style-name="P8"><text:span text:style-name="T9">ex)myec2.amazonaws.com:8080/login/oauth2/code/naver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2.629cm" svg:x="1.401cm" svg:y="5.728cm" presentation:class="title" presentation:user-transformed="true">
          <draw:text-box>
            <text:p text:style-name="P19"><text:span text:style-name="T10">Thank you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04T15:04:51.323000000</dc:date>
    <meta:editing-duration>PT20H49M10S</meta:editing-duration>
    <meta:editing-cycles>23</meta:editing-cycles>
    <meta:generator>LibreOffice/7.1.3.2$Windows_X86_64 LibreOffice_project/47f78053abe362b9384784d31a6e56f8511eb1c1</meta:generator>
    <meta:document-statistic meta:object-count="75"/>
  </office:meta>
</office:document-meta>
</file>